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8400000384FA91650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svg:stroke-width="0.025cm" svg:stroke-color="#000000" draw:marker-start-width="0.237cm" draw:marker-end-width="0.237cm" draw:fill="none" draw:fill-color="#729fc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668cm" draw:shadow-opacity="75%"/>
    </style:style>
    <style:style style:name="gr11" style:family="graphic" style:parent-style-name="standard">
      <style:graphic-properties draw:stroke="none" svg:stroke-color="#000000" draw:fill="solid" draw:fill-color="#ffffff" draw:opacity="65%" draw:auto-grow-height="true" draw:auto-grow-width="false" fo:max-height="0cm" fo:min-height="0.668cm" draw:shadow-opacity="65%"/>
    </style:style>
    <style:style style:name="gr12" style:family="graphic" style:parent-style-name="objectwithoutfill">
      <style:graphic-properties draw:marker-end="Arrow" draw:marker-end-width="0.102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6cm"/>
    </style:style>
    <style:style style:name="gr18" style:family="graphic" style:parent-style-name="standard">
      <style:graphic-properties svg:stroke-width="0.051cm" svg:stroke-color="#6600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20pt" style:font-size-complex="20pt"/>
    </style:style>
    <style:style style:name="P4" style:family="paragraph">
      <style:paragraph-properties fo:text-align="center"/>
      <style:text-properties fo:font-size="10pt" fo:font-weight="normal" style:font-size-asian="18pt" style:font-weight-asian="normal" style:font-size-complex="18pt" style:font-weight-complex="normal"/>
    </style:style>
    <style:style style:name="P5" style:family="paragraph">
      <style:text-properties fo:font-size="10pt"/>
    </style:style>
    <style:style style:name="P6" style:family="paragraph"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fo:font-weight="bold" style:font-size-asian="18pt" style:font-weight-asian="normal" style:font-size-complex="18pt"/>
    </style:style>
    <style:style style:name="P9" style:family="paragraph">
      <style:text-properties fo:font-size="10pt" fo:font-weight="bold" style:font-size-asian="10pt" style:font-size-complex="10pt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20pt" style:font-size-complex="20pt"/>
    </style:style>
    <style:style style:name="T2" style:family="text">
      <style:text-properties fo:font-size="10pt" fo:font-weight="normal" style:font-size-asian="18pt" style:font-weight-asian="normal" style:font-size-complex="18pt" style:font-weight-complex="normal"/>
    </style:style>
    <style:style style:name="T3" style:family="text">
      <style:text-properties fo:font-size="10pt" fo:font-weight="bold" style:font-size-asian="14pt" style:font-weight-asian="bold" style:font-size-complex="14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8pt" style:font-weight-asian="normal" style:font-size-complex="18pt"/>
    </style:style>
    <style:style style:name="T6" style:family="text">
      <style:text-properties fo:font-family="Arial" style:font-style-name="Regular" style:font-family-generic="swiss" fo:font-size="10pt" fo:font-weight="bold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/>
    </style:style>
    <style:style style:name="T7" style:family="text">
      <style:text-properties fo:font-family="Arial" style:font-style-name="Regular" style:font-family-generic="swiss" fo:font-size="10pt" fo:font-weight="bold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8" style:family="text">
      <style:text-properties style:text-position="sub 58%" fo:font-family="Arial" style:font-style-name="Regular" style:font-family-generic="swiss" fo:font-size="10pt" fo:font-weight="bold" style:font-family-asian="Arial" style:font-style-name-asian="Regular" style:font-family-generic-asian="swiss" style:font-size-asian="10pt" style:font-weight-asian="bold" style:font-family-complex="Arial" style:font-style-name-complex="Regular" style:font-family-generic-complex="swiss" style:font-size-complex="10pt" style:font-weight-complex="bold"/>
    </style:style>
    <style:style style:name="T9" style:family="text">
      <style:text-properties fo:font-family="Arial" style:font-style-name="Regular" style:font-family-generic="swiss" fo:font-size="10pt" fo:font-weight="bold" style:font-family-asian="Arial" style:font-style-name-asian="Regular" style:font-family-generic-asian="swiss" style:font-size-asian="10pt" style:font-weight-asian="bold" style:font-family-complex="Arial" style:font-style-name-complex="Regular" style:font-family-generic-complex="swiss" style:font-size-complex="10pt" style:font-weight-complex="bold"/>
    </style:style>
    <style:style style:name="T10" style:family="text">
      <style:text-properties style:text-position="0% 100%" fo:font-family="Arial" style:font-style-name="Regular" style:font-family-generic="swiss" fo:font-size="10pt" fo:font-weight="bold" style:font-family-asian="Arial" style:font-style-name-asian="Regular" style:font-family-generic-asian="swiss" style:font-size-asian="10pt" style:font-weight-asian="bold" style:font-family-complex="Arial" style:font-style-name-complex="Regular" style:font-family-generic-complex="swiss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056cm" svg:height="2.056cm" svg:x="15.837cm" svg:y="9.7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28cm" svg:height="1.028cm" svg:x="15.837cm" svg:y="9.7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28cm" svg:height="1.028cm" svg:x="16.865cm" svg:y="9.7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028cm" svg:height="1.028cm" svg:x="16.865cm" svg:y="10.76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28cm" svg:height="1.028cm" svg:x="15.837cm" svg:y="10.767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0.914cm" svg:height="0.914cm" svg:x="15.905cm" svg:y="9.853cm">
          <draw:image xlink:href="Pictures/100002010000038400000384FA916506.png" xlink:type="simple" xlink:show="embed" xlink:actuate="onLoad">
            <text:p/>
          </draw:image>
        </draw:frame>
        <draw:frame draw:style-name="gr6" draw:text-style-name="P1" draw:layer="layout" svg:width="0.914cm" svg:height="0.913cm" svg:x="15.905cm" svg:y="10.882cm">
          <draw:image xlink:href="Pictures/100002010000038400000384FA916506.png" xlink:type="simple" xlink:show="embed" xlink:actuate="onLoad">
            <text:p/>
          </draw:image>
        </draw:frame>
        <draw:frame draw:style-name="gr6" draw:text-style-name="P1" draw:layer="layout" svg:width="0.914cm" svg:height="0.914cm" svg:x="16.979cm" svg:y="10.881cm">
          <draw:image xlink:href="Pictures/100002010000038400000384FA916506.png" xlink:type="simple" xlink:show="embed" xlink:actuate="onLoad">
            <text:p/>
          </draw:image>
        </draw:frame>
        <draw:g>
          <draw:frame draw:style-name="gr6" draw:text-style-name="P1" draw:layer="layout" svg:width="0.914cm" svg:height="0.914cm" svg:x="5.198cm" svg:y="8.239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4cm" svg:x="4.97cm" svg:y="8.467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4.741cm" svg:y="8.695cm">
            <draw:image xlink:href="Pictures/100002010000038400000384FA916506.png" xlink:type="simple" xlink:show="embed" xlink:actuate="onLoad">
              <text:p/>
            </draw:image>
          </draw:frame>
        </draw:g>
        <draw:custom-shape draw:style-name="gr7" draw:text-style-name="P3" draw:layer="layout" svg:width="3.427cm" svg:height="1.371cm" svg:x="11.258cm" svg:y="10.134cm">
          <text:p text:style-name="P2"><text:span text:style-name="T1">Class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685cm" svg:x="10.019cm" svg:y="10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1" draw:id="id1" draw:layer="layout" svg:width="2.913cm" svg:height="1.028cm" svg:x="14.488cm" svg:y="5.718cm">
          <text:p text:style-name="P2"><text:span text:style-name="T2">Test 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xml:id="id7" draw:id="id7" draw:layer="layout" draw:type="curve" svg:x1="15.944cm" svg:y1="6.746cm" svg:x2="15.944cm" svg:y2="6.746cm" draw:start-shape="id1" draw:start-glue-point="2" draw:end-shape="id1" draw:end-glue-point="2" svg:d="" svg:viewBox="0 0 1 1">
          <text:p/>
        </draw:connector>
        <draw:custom-shape draw:style-name="gr7" draw:text-style-name="P4" xml:id="id2" draw:id="id2" draw:layer="layout" svg:width="2.912cm" svg:height="1.028cm" svg:x="8.493cm" svg:y="5.718cm">
          <text:p text:style-name="P2"><text:span text:style-name="T2">Training 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xml:id="id5" draw:id="id5" draw:layer="layout" draw:type="curve" svg:x1="9.949cm" svg:y1="6.746cm" svg:x2="9.949cm" svg:y2="6.746cm" draw:start-shape="id2" draw:start-glue-point="2" draw:end-shape="id2" draw:end-glue-point="2" svg:d="" svg:viewBox="0 0 1 1">
          <text:p/>
        </draw:connector>
        <draw:g>
          <draw:frame draw:style-name="gr6" draw:text-style-name="P1" draw:layer="layout" svg:width="0.914cm" svg:height="0.913cm" svg:x="11.083cm" svg:y="1.537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10.855cm" svg:y="1.765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4cm" svg:x="10.627cm" svg:y="1.993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4cm" svg:height="0.913cm" svg:x="11.997cm" svg:y="1.537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11.769cm" svg:y="1.765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11.54cm" svg:y="1.993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4cm" svg:height="0.913cm" svg:x="12.796cm" svg:y="1.537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3cm" svg:x="12.568cm" svg:y="1.765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12.34cm" svg:y="1.993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3cm" svg:height="0.913cm" svg:x="13.482cm" svg:y="1.537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13.254cm" svg:y="1.765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13.025cm" svg:y="1.993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4cm" svg:height="0.913cm" svg:x="14.167cm" svg:y="1.537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13.939cm" svg:y="1.765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13.71cm" svg:y="1.993cm">
            <draw:image xlink:href="Pictures/100002010000038400000384FA916506.png" xlink:type="simple" xlink:show="embed" xlink:actuate="onLoad">
              <text:p/>
            </draw:image>
          </draw:frame>
        </draw:g>
        <draw:custom-shape draw:style-name="gr9" draw:text-style-name="P1" draw:layer="layout" svg:width="5.653cm" svg:height="1.885cm" svg:x="9.962cm" svg:y="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342cm" svg:height="1.039cm" svg:x="11.597cm" svg:y="1.765cm">
          <draw:text-box>
            <text:p text:style-name="P2"><text:span text:style-name="T3">Sample Population</text:span></text:p>
          </draw:text-box>
        </draw:frame>
        <draw:custom-shape draw:style-name="gr2" draw:text-style-name="P1" draw:layer="layout" svg:width="1.131cm" svg:height="0.685cm" svg:x="14.706cm" svg:y="10.434cm">
          <text:p/>
          <draw:enhanced-geometry svg:viewBox="0 0 21600 21600" draw:text-areas="0 ?f0 ?f5 ?f2" draw:type="right-arrow" draw:modifiers="14048.8917036099 5968.14159292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2.342cm" svg:height="1.039cm" svg:x="4.04cm" svg:y="8.519cm">
          <draw:text-box>
            <text:p text:style-name="P2"><text:span text:style-name="T4">Chips with Faults</text:span></text:p>
          </draw:text-box>
        </draw:frame>
        <draw:custom-shape draw:style-name="gr7" draw:text-style-name="P4" xml:id="id3" draw:id="id3" draw:layer="layout" svg:width="2.912cm" svg:height="1.028cm" svg:x="11.297cm" svg:y="3.946cm">
          <text:p text:style-name="P2"><text:span text:style-name="T2">Feature </text:span></text:p>
          <text:p text:style-name="P2"><text:span text:style-name="T2">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xml:id="id4" draw:id="id4" draw:layer="layout" draw:type="curve" svg:x1="12.753cm" svg:y1="4.974cm" svg:x2="12.753cm" svg:y2="4.974cm" draw:start-shape="id3" draw:start-glue-point="2" draw:end-shape="id3" draw:end-glue-point="2" svg:d="" svg:viewBox="0 0 1 1">
          <text:p/>
        </draw:connector>
        <draw:line draw:style-name="gr12" draw:text-style-name="P2" draw:layer="layout" svg:x1="12.821cm" svg:y1="3.057cm" svg:x2="12.821cm" svg:y2="3.946cm">
          <text:p/>
        </draw:line>
        <draw:connector draw:style-name="gr12" draw:text-style-name="P2" draw:layer="layout" draw:type="lines" svg:x1="12.753cm" svg:y1="4.974cm" svg:x2="9.949cm" svg:y2="5.718cm" draw:start-shape="id4" draw:start-glue-point="0" draw:end-shape="id2" draw:end-glue-point="0" svg:d="m12753 4974h-501l-2303 243v501" svg:viewBox="0 0 2805 745">
          <text:p/>
        </draw:connector>
        <draw:connector draw:style-name="gr12" draw:text-style-name="P2" draw:layer="layout" draw:type="lines" svg:x1="12.753cm" svg:y1="4.974cm" svg:x2="15.944cm" svg:y2="5.718cm" draw:start-shape="id4" draw:start-glue-point="0" draw:end-shape="id1" draw:end-glue-point="0" svg:d="m12753 4974h501l2690 243v501" svg:viewBox="0 0 3192 745">
          <text:p/>
        </draw:connector>
        <draw:connector draw:style-name="gr12" draw:text-style-name="P2" draw:layer="layout" draw:type="lines" svg:x1="9.949cm" svg:y1="6.746cm" svg:x2="12.87cm" svg:y2="7.804cm" draw:start-shape="id5" draw:start-glue-point="0" draw:end-shape="id6" draw:end-glue-point="0" svg:d="m9949 6746h501l2420 557v501" svg:viewBox="0 0 2922 1059">
          <text:p/>
        </draw:connector>
        <draw:connector draw:style-name="gr12" draw:text-style-name="P2" draw:layer="layout" draw:type="lines" svg:x1="15.944cm" svg:y1="6.746cm" svg:x2="12.87cm" svg:y2="7.804cm" draw:start-shape="id7" draw:start-glue-point="0" draw:end-shape="id6" draw:end-glue-point="0" svg:d="m15944 6746h-501l-2573 557v501" svg:viewBox="0 0 3075 1059">
          <text:p/>
        </draw:connector>
        <draw:g>
          <draw:g>
            <draw:custom-shape draw:style-name="gr13" draw:text-style-name="P2" draw:layer="layout" svg:width="0.169cm" svg:height="3.036cm" svg:x="3.893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3.893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4.23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4.23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8cm" svg:height="3.036cm" svg:x="4.568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8cm" svg:height="0.338cm" svg:x="4.568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4.905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4.905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5.242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5.242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8cm" svg:height="3.036cm" svg:x="5.58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8cm" svg:height="0.338cm" svg:x="5.58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5.917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5.917cm" svg:y="14.8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169cm" svg:height="3.036cm" svg:x="6.254cm" svg:y="13.64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338cm" svg:x="6.254cm" svg:y="14.8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169cm" svg:height="3.036cm" svg:x="15.194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5.532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5.869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6.206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6.544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6.881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7.218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7.556cm" svg:y="13.65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337cm" svg:x="15.194cm" svg:y="14.837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3.507cm" svg:y1="13.307cm" svg:x2="13.507cm" svg:y2="18.006cm">
          <text:p/>
        </draw:line>
        <draw:frame draw:style-name="gr16" draw:text-style-name="P8" draw:layer="layout" svg:width="3.88cm" svg:height="0.645cm" svg:x="6.334cm" svg:y="17.373cm">
          <draw:text-box>
            <text:p><text:span text:style-name="T5">Relatively higher </text:span><text:span text:style-name="T6">ε</text:span></text:p>
          </draw:text-box>
        </draw:frame>
        <draw:frame draw:style-name="gr16" draw:text-style-name="P8" draw:layer="layout" svg:width="3.711cm" svg:height="0.645cm" svg:x="14.688cm" svg:y="17.234cm">
          <draw:text-box>
            <text:p><text:span text:style-name="T5">Relatively lower </text:span><text:span text:style-name="T6">ε</text:span></text:p>
          </draw:text-box>
        </draw:frame>
        <draw:custom-shape draw:style-name="gr13" draw:text-style-name="P2" draw:layer="layout" svg:width="0.169cm" svg:height="3.036cm" svg:x="9.851cm" svg:y="13.7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169cm" svg:height="0.843cm" svg:x="9.851cm" svg:y="14.8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9cm" svg:height="3.036cm" svg:x="10.188cm" svg:y="13.7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8cm" svg:height="3.036cm" svg:x="10.526cm" svg:y="13.7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9cm" svg:height="3.036cm" svg:x="10.863cm" svg:y="13.7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9cm" svg:height="3.036cm" svg:x="11.2cm" svg:y="13.7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9cm" svg:height="3.036cm" svg:x="11.538cm" svg:y="13.7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169cm" svg:height="0.863cm" svg:x="11.538cm" svg:y="14.8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9cm" svg:height="3.036cm" svg:x="11.875cm" svg:y="13.7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169cm" svg:height="0.839cm" svg:x="11.875cm" svg:y="14.8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168cm" svg:height="3.036cm" svg:x="12.213cm" svg:y="13.712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499cm" svg:height="0.645cm" svg:x="3.47cm" svg:y="12.684cm">
          <draw:text-box>
            <text:p><text:span text:style-name="T5">Permanent Faults</text:span></text:p>
          </draw:text-box>
        </draw:frame>
        <draw:frame draw:style-name="gr16" draw:text-style-name="P8" draw:layer="layout" svg:width="3.626cm" svg:height="0.645cm" svg:x="9.312cm" svg:y="12.685cm">
          <draw:text-box>
            <text:p><text:span text:style-name="T5">Intermittent Faults</text:span></text:p>
          </draw:text-box>
        </draw:frame>
        <draw:frame draw:style-name="gr16" draw:text-style-name="P8" draw:layer="layout" svg:width="3.626cm" svg:height="0.645cm" svg:x="14.94cm" svg:y="12.699cm">
          <draw:text-box>
            <text:p><text:span text:style-name="T5">Transient Faults</text:span></text:p>
          </draw:text-box>
        </draw:frame>
        <draw:g>
          <draw:g>
            <draw:custom-shape draw:style-name="gr13" draw:text-style-name="P2" draw:layer="layout" svg:width="0.2cm" svg:height="3.617cm" svg:x="2.364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cm" svg:height="0.403cm" svg:x="2.364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2.765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2.765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2cm" svg:height="3.617cm" svg:x="3.167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2cm" svg:height="0.403cm" svg:x="3.167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3.57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3.57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cm" svg:height="3.617cm" svg:x="3.972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cm" svg:height="0.403cm" svg:x="3.972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4.373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4.373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4.775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4.775cm" svg:y="21.79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2cm" svg:height="3.617cm" svg:x="5.177cm" svg:y="20.3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2cm" svg:height="0.403cm" svg:x="5.177cm" svg:y="21.7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202cm" svg:height="3.617cm" svg:x="15.825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6.228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6.63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7.031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7.433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7.835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cm" svg:height="3.617cm" svg:x="18.237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8.638cm" svg:y="20.39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202cm" svg:height="0.401cm" svg:x="15.825cm" svg:y="21.80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7.387cm" svg:y1="20.026cm" svg:x2="7.387cm" svg:y2="25.623cm">
          <text:p/>
        </draw:line>
        <draw:frame draw:style-name="gr17" draw:text-style-name="P9" draw:layer="layout" svg:width="4.621cm" svg:height="2.036cm" svg:x="1.761cm" svg:y="24.82cm">
          <draw:text-box>
            <text:p text:style-name="P2"><text:span text:style-name="T7">δ</text:span><text:span text:style-name="T8">H</text:span><text:span text:style-name="T7"> = 0</text:span></text:p>
          </draw:text-box>
        </draw:frame>
        <draw:frame draw:style-name="gr17" draw:text-style-name="P10" draw:layer="layout" svg:width="5.224cm" svg:height="2.036cm" svg:x="12.812cm" svg:y="24.82cm">
          <draw:text-box>
            <text:p><text:span text:style-name="T4"><text:s text:c="2"/></text:span><text:span text:style-name="T9">δ</text:span><text:span text:style-name="T8">H <text:s/></text:span><text:span text:style-name="T10">&gt; 0</text:span></text:p>
          </draw:text-box>
        </draw:frame>
        <draw:custom-shape draw:style-name="gr13" draw:text-style-name="P2" draw:layer="layout" svg:width="0.201cm" svg:height="3.617cm" svg:x="9.461cm" svg:y="20.3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01cm" svg:height="1.006cm" svg:x="9.461cm" svg:y="21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9.863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0.265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0.666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1.068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1.47cm" svg:y="20.3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01cm" svg:height="1.029cm" svg:x="11.47cm" svg:y="21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2cm" svg:height="3.617cm" svg:x="11.872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2.274cm" svg:y="20.307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499cm" svg:height="0.645cm" svg:x="2.2cm" svg:y="19.161cm">
          <draw:text-box>
            <text:p><text:span text:style-name="T5">Permanent Faults</text:span></text:p>
          </draw:text-box>
        </draw:frame>
        <draw:frame draw:style-name="gr16" draw:text-style-name="P8" draw:layer="layout" svg:width="3.626cm" svg:height="0.645cm" svg:x="9.185cm" svg:y="19.162cm">
          <draw:text-box>
            <text:p><text:span text:style-name="T5">Intermittent Faults</text:span></text:p>
          </draw:text-box>
        </draw:frame>
        <draw:frame draw:style-name="gr16" draw:text-style-name="P8" draw:layer="layout" svg:width="3.626cm" svg:height="0.645cm" svg:x="15.408cm" svg:y="19.151cm">
          <draw:text-box>
            <text:p><text:span text:style-name="T5">Transient Faults</text:span></text:p>
          </draw:text-box>
        </draw:frame>
        <draw:custom-shape draw:style-name="gr18" draw:text-style-name="P2" draw:layer="layout" svg:width="3.61cm" svg:height="0.635cm" svg:x="2.089cm" svg:y="21.6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169cm" svg:height="1.016cm" svg:x="11.88cm" svg:y="21.7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61cm" svg:height="0.635cm" svg:x="9.128cm" svg:y="21.6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61cm" svg:height="0.635cm" svg:x="15.551cm" svg:y="21.6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61cm" svg:height="0.635cm" svg:x="9.128cm" svg:y="22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26cm" svg:height="1.371cm" svg:x="3.818cm" svg:y="5.699cm">
          <text:p text:style-name="P2"><text:span text:style-name="T1">Normal <text:s/>Test</text:span></text:p>
          <text:p text:style-name="P2"><text:span text:style-name="T1">Flow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26cm" svg:height="1.371cm" svg:x="6.609cm" svg:y="10.019cm">
          <text:p text:style-name="P2"><text:span text:style-name="T1">Feature </text:span></text:p>
          <text:p text:style-name="P2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397cm" svg:height="1.27cm" svg:x="5.104cm" svg:y="9.76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.172cm" svg:height="0.685cm" draw:transform="rotate (-1.5707963267949) translate (5.789cm 7.096cm)">
          <text:p/>
          <draw:enhanced-geometry svg:viewBox="0 0 21600 21600" draw:text-areas="0 ?f0 ?f5 ?f2" draw:type="right-arrow" draw:modifiers="14492.0716112532 5793.58600583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2.938cm" svg:y1="9.001cm" svg:x2="12.938cm" svg:y2="10.144cm">
          <text:p/>
        </draw:line>
        <draw:custom-shape draw:style-name="gr7" draw:text-style-name="P4" xml:id="id6" draw:id="id6" draw:layer="layout" svg:width="2.913cm" svg:height="1.282cm" svg:x="11.414cm" svg:y="7.804cm">
          <text:p text:style-name="P2"><text:span text:style-name="T2">Machine </text:span></text:p>
          <text:p text:style-name="P2"><text:span text:style-name="T2">Le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9T02:43:13.483297286</meta:creation-date>
    <dc:date>2014-04-22T16:02:47</dc:date>
    <meta:editing-duration>PT3M33S</meta:editing-duration>
    <meta:editing-cycles>9</meta:editing-cycles>
    <meta:generator>LibreOffice/3.5$Linux_x86 LibreOffice_project/350m1$Build-2</meta:generator>
    <dc:creator>nabajeet </dc:creator>
    <meta:document-statistic meta:object-count="162"/>
  </office:meta>
</office:document-meta>
</file>